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Cambria1"/>
    </style:style>
    <style:style style:name="P2" style:family="paragraph" style:parent-style-name="Heading_20_1" style:master-page-name="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>
        <style:tab-stops/>
      </style:paragraph-properties>
      <style:text-properties style:font-name="Cambria1"/>
    </style:style>
    <style:style style:name="P3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style:font-name="Cambria1"/>
    </style:style>
    <style:style style:name="P4" style:family="paragraph" style:parent-style-name="Heading_20_1">
      <style:text-properties officeooo:rsid="00300334" officeooo:paragraph-rsid="00300334"/>
    </style:style>
    <style:style style:name="P5" style:family="paragraph" style:parent-style-name="Heading_20_1">
      <style:paragraph-properties fo:break-before="column"/>
    </style:style>
    <style:style style:name="P6" style:family="paragraph" style:parent-style-name="Standard">
      <style:text-properties officeooo:paragraph-rsid="003bb246"/>
    </style:style>
    <style:style style:name="P7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Cambria" fo:font-size="12pt" fo:language="ru" fo:country="RU" officeooo:rsid="002901cd" officeooo:paragraph-rsid="002901cd" style:font-size-asian="10.5pt" style:font-size-complex="12pt"/>
    </style:style>
    <style:style style:name="P8" style:family="paragraph" style:parent-style-name="Text_20_body">
      <style:text-properties officeooo:rsid="00396d2a" officeooo:paragraph-rsid="00396d2a"/>
    </style:style>
    <style:style style:name="P9" style:family="paragraph" style:parent-style-name="Text_20_body">
      <style:text-properties officeooo:rsid="003b262a" officeooo:paragraph-rsid="003b262a"/>
    </style:style>
    <style:style style:name="P10" style:family="paragraph" style:parent-style-name="Heading_20_1" style:master-page-name="Standard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Cambria1"/>
    </style:style>
    <style:style style:name="T1" style:family="text">
      <style:text-properties officeooo:rsid="00271e36"/>
    </style:style>
    <style:style style:name="T2" style:family="text">
      <style:text-properties officeooo:rsid="002be4cd"/>
    </style:style>
    <style:style style:name="T3" style:family="text">
      <style:text-properties style:font-name="Cambria" fo:font-size="12pt" fo:language="ru" fo:country="RU" officeooo:rsid="002e9edf" style:font-size-asian="10.5pt" style:font-size-complex="12pt"/>
    </style:style>
    <style:style style:name="T4" style:family="text">
      <style:text-properties style:font-name="Cambria" fo:font-size="12pt" fo:language="ru" fo:country="RU" officeooo:rsid="003045dc" style:font-size-asian="10.5pt" style:font-size-complex="12pt"/>
    </style:style>
    <style:style style:name="T5" style:family="text">
      <style:text-properties style:font-name="Cambria" fo:font-size="12pt" fo:language="ru" fo:country="RU" officeooo:rsid="003bb246" style:font-size-asian="10.5pt" style:font-size-complex="12pt"/>
    </style:style>
    <style:style style:name="T6" style:family="text">
      <style:text-properties style:font-name="Cambria" fo:font-size="12pt" fo:language="ru" fo:country="RU" officeooo:rsid="003d0076" style:font-size-asian="10.5pt" style:font-size-complex="12pt"/>
    </style:style>
    <style:style style:name="T7" style:family="text">
      <style:text-properties style:font-name="Cambria" fo:font-size="12pt" fo:language="ru" fo:country="RU" officeooo:rsid="003d3181" style:font-size-asian="10.5pt" style:font-size-complex="12pt"/>
    </style:style>
    <style:style style:name="T8" style:family="text">
      <style:text-properties style:font-name="Cambria" fo:font-size="12pt" fo:language="ru" fo:country="RU" officeooo:rsid="003d5b90" style:font-size-asian="10.5pt" style:font-size-complex="12pt"/>
    </style:style>
    <style:style style:name="T9" style:family="text">
      <style:text-properties officeooo:rsid="00360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ЗВІТ З ЛАБОРАТОРНОЇ РОБОТИ</text:h>
      <text:h text:style-name="P1" text:outline-level="1">за курсом «<text:span text:style-name="T1">Програмування та підтримка Web-застосувань</text:span>»</text:h>
      <text:h text:style-name="P2" text:outline-level="1">студент<text:span text:style-name="T2">а</text:span> групи ПА-18-2</text:h>
      <text:h text:style-name="P1" text:outline-level="1">Лобань Ганни Максимівни</text:h>
      <text:h text:style-name="P1" text:outline-level="1">кафедра комп’ютерних технологій, ДНУ</text:h>
      <text:h text:style-name="P3" text:outline-level="1">2020/2021 н.р.</text:h>
      <text:h text:style-name="P5" text:outline-level="1">Постановка задачі</text:h>
      <text:p text:style-name="P7"><text:span text:style-name="T9">Тема: </text:span>Взаємодія скриптів з елементами гіпертексту</text:p>
      <text:p text:style-name="P7">Створити гіпертекстову сторінку, яка буде включати декілька абзаців та одне растрове зображення. Растрове зображення (за бажанням) помістити безпосередньо в HTML-документ за допомогою протоколу DATA. Створити за допомогою скриптів зміну стилів абзаців при наведенні графічного курсора. При наведенні миші на графічне зображення воно повинно збільшуватись удвічі.</text:p>
      <text:h text:style-name="Heading_20_1" text:outline-level="1">Хід роботи</text:h>
      <text:p text:style-name="P6"><text:span text:style-name="T3">За основу був взят</text:span><text:span text:style-name="T5">ий текст сторінки з Вікіпедії про мову програмування JavaScript</text:span><text:span text:style-name="T4">. </text:span><text:span text:style-name="T5">Растрове зображення — звідти ж. За допомогою онлайн-сервісу (https://www.base64-image.de/) воно було преобразоване в текст з кодуванням base64, аби його можна було вставити у сторінку як &lt;img src:“data:image/png“&gt;. Після цього були написані стилі та дві функції на мові JavaScript, які ві</text:span><text:span text:style-name="T7">д</text:span><text:span text:style-name="T5">повідали за зміну стилів абзаців та інших частин тексту через зміну класів, які, в свою чергу, впливали на те, які правила CSS застосовуються до об’єкту. </text:span><text:span text:style-name="T8">Функції викликаються на відповідь до подій onmouseenter та onmouseleave. Заради більш гнучкого використання, код функцій та таблиця стилів були винесені в окремі файли.</text:span></text:p>
      <text:h text:style-name="P4" text:outline-level="1">Вихідний код сторінки</text:h>
      <text:p text:style-name="P8">index.html</text:p>
      <text:p text:style-name="Code">&lt;!DOCTYPE html&gt;</text:p>
      <text:p text:style-name="Code">&lt;html&gt;</text:p>
      <text:p text:style-name="Code"><text:tab/>&lt;head&gt;</text:p>
      <text:p text:style-name="Code"><text:tab/><text:tab/>&lt;meta charset="utf-8"&gt;</text:p>
      <text:p text:style-name="Code"><text:tab/><text:tab/>&lt;link rel="stylesheet" href="styles.css"&gt;</text:p>
      <text:p text:style-name="Code"><text:tab/><text:tab/>&lt;script src="script.js"&gt;&lt;/script&gt;</text:p>
      <text:p text:style-name="Code"><text:tab/><text:tab/>&lt;title&gt;JavaScript&lt;/title&gt;</text:p>
      <text:p text:style-name="Code"><text:tab/>&lt;/head&gt;</text:p>
      <text:p text:style-name="Code"><text:tab/>&lt;body&gt;</text:p>
      <text:p text:style-name="Code"/>
      <text:p text:style-name="Code"><text:tab/><text:tab/>&lt;h1 onmouseenter="onMouseEnter(event)" onmouseleave="onMouseLeave(event)"&gt;</text:p>
      <text:p text:style-name="Code"><text:tab/><text:tab/><text:tab/>JavaScript</text:p>
      <text:p text:style-name="Code"><text:tab/><text:tab/>&lt;/h1&gt;</text:p>
      <text:p text:style-name="Code"/>
      <text:p text:style-name="Code"><text:tab/><text:tab/>&lt;p onmouseenter="onMouseEnter(event)" onmouseleave="onMouseLeave(event)"&gt;</text:p>
      <text:p text:style-name="Code"><text:tab/><text:tab/><text:tab/>&lt;b&gt;JavaScript&lt;/b&gt; (/ˈdʒɑːvɑːˌskrɪpt/; аббр. JS /ˈdʒeɪ.ɛs./) — мультипарадигменный язык программирования. Поддерживает объектно-ориентированный, императивный и функциональный стили. Является реализацией стандарта ECMAScript (стандарт ECMA-262). JavaScript обычно используется как встраиваемый язык для <text:soft-page-break/>программного доступа к объектам приложений. Наиболее широкое применение находит в браузерах как язык сценариев для придания интерактивности веб-страницам.</text:p>
      <text:p text:style-name="Code"><text:tab/><text:tab/>&lt;/p&gt;</text:p>
      <text:p text:style-name="Code"/>
      <text:p text:style-name="Code"><text:tab/><text:tab/>&lt;p onmouseenter="onMouseEnter(event)" onmouseleave="onMouseLeave(event)"&gt;</text:p>
      <text:p text:style-name="Code"><text:tab/><text:tab/><text:tab/>Основные архитектурные черты: динамическая типизация, слабая типизация, автоматическое управление памятью, прототипное программирование, функции как объекты первого класса.</text:p>
      <text:p text:style-name="Code"><text:tab/><text:tab/>&lt;/p&gt;</text:p>
      <text:p text:style-name="Code"><text:tab/><text:tab/>&lt;p onmouseenter="onMouseEnter(event)" onmouseleave="onMouseLeave(event)"&gt;</text:p>
      <text:p text:style-name="Code"><text:tab/><text:tab/><text:tab/>На JavaScript оказали влияние многие языки, при разработке была цель сделать язык похожим на Java. Языком JavaScript не владеет какая-либо компания или организация, что отличает его от ряда языков программирования, используемых в веб-разработке.</text:p>
      <text:p text:style-name="Code"><text:tab/><text:tab/>&lt;/p&gt;</text:p>
      <text:p text:style-name="Code"><text:tab/><text:tab/>&lt;p onmouseenter="onMouseEnter(event)" onmouseleave="onMouseLeave(event)"&gt;</text:p>
      <text:p text:style-name="Code"><text:tab/><text:tab/><text:tab/>Название «JavaScript» является зарегистрированным товарным знаком корпорации Oracle в США.</text:p>
      <text:p text:style-name="Code"><text:tab/><text:tab/>&lt;/p&gt;</text:p>
      <text:p text:style-name="Code"/>
      <text:p text:style-name="Code"><text:tab/><text:tab/>&lt;img src=" data:image/png;base64,iVBORw0KGgoAAAANSUhEUgAAAggAAAHMCAYAAACwbVBcAAAAAXNSR0IArs4c6QAAAARnQU1BAACxjwv8YQUAAAAJcEhZcwAADsMAAA7DAcdvqGQAAAAhdEVYdENyZWF0aW9uIFRpbWUAMjAxNDowNjoyMyAxNToyOTo1NWVN04AAAFkNSURBVHhe7d0PbBxVni/6r72+uShgokUDF+KO/yRkHDtXiffuQMAXsB2TyUpXcSDRoJjRLIYgCEib2E/DU1iSMBh4RJfRs5OVGIIImB0tjkBkE0ert5ng2IZcQ4DRDdGNjQmJ/6SdGU1G8xQMeSjKtd85p051V9e//t/ubn8/qENXHVd1dXX9OedXp+pXULls8QyIiIiIhJX/uQb/8dyfwQoCERERhcyffwMKC/8KhXo4RQLYO70KTXooVZqmH8Bp/drL6gwREVFaFRYWpLqCEM0CtCVwku8pPIQVhX14Ww8TERFR+ly7di35CkJ16yF8uSfVMYPYyc8/3Fqlh4iIiCgVkqogNO05he6GfjRv69FjtJlVoUsCPTML1KjqmUYx3IBHxfv6GfOSQSPaZoyynplq7FXjqlWUIdbLCUOdD2B/RTe+PNyKaj2OiIiIkpNgBaEJe0+dwubRZqxc34khPdZwG16amcQKeVmg4A8on1mm+iQMFfSGLhP0F8hLBvLVi44CNZH4u2J8WPgF+vFjNBT0YVPBFMphVC6i6dlWg+a+enSf2pPy/g9ERERzUfwVhKpWHD7VDuyqwfrOYT3S6g/YURjU76cwpt9FNwkjDjGFPlxW7+IhIwkrdwEvnjqENl5xICIiSkr8FYThTqyvEWfi9lOz2vfATvWFEPWWnTUPoMOt3kJEREQxS/ASQw+21tRgJ9rjvPZ/GefEv7FeOohVqC9EzTYdhSAiIqJkJNVJMXTtP45IQk/B18BMQ0QnRX/GrZH2Do5mB0YZOXDvC0FERESJ4pMUiYiIKEQ+SVFKKoJARERE+YkVBCIiInJgBYGIiIgcWEEgIiIiB1YQiIiIyCHuCkJZWZl+l0rpSRMdYaYaPen+DCIiojwRdwVhfHxcvyMiIqJ8NWsRBKaJJiIiyl6zEkGIJ020oi4PGOOtT1GUmizj7WUR0838GOV6tMQ00URERN4yHEGIP0206p8wU4w3VXpo+fpCnPjDj2juCY2X030tpjP7GcjpfowxM7W0KLNnlmSaaCIiIneZiyAkmiZ65kbR8heVh1CU4Ceo10WKJeoQESWYKRF/9zVeL9DDHpgmmoiIyClzEYSE00QXi5P+19hkjRQU9qJDnfhllOAGvO0TJYiGaaKJiIicMtwHIYE00QWT6MePscUtpZSKLoQ1RfQzkFGI27BWTbcAbbY+CBLTRBMREbnLcB8EQ3xpooPYqvoWmJcY5KvaqFwUDOFNFONRXfa4+Lt+NY0gyrYXQJc1oKLgi3CZwDTRRERE3pjumYiIiEISTvecnicpEhERUTbJcB8EIiIiygWMIBAREZEDIwhERETkkLEIQqanIyIiosRlLIKQ6ekc3NI961wNEfkbiIiIiBEEIiIicsqrCELcKaQLhtBUeAhbo+RrsGKaaCIimgvyJoLgmkLaJ92zNU209RJD9UyjGKef1KjJvzXTTzNNNBERzQV5EEHwSiHtn+7ZSBPdh7f1sGmoYAT9oRwOUgD34w94s+CyHmaaaCIiyn+5HUHwSyEdY7pnpyA+RDEaYEQMqmcqxXwmHcmcmCaaiIjyWW5HEBJOIe2vp+BrVcGoFpUEGUl4uyCoS8KYJpqIiPJZHvRB8EohHT3ds6eCSfSpaUvQgD/gqC0KwTTRRESU7/Iqm6Ns1XdXvIWVuqOi7HB4YKZYve8v+EJFBT4sPClO6qLCMN2AR1VJWH+B5Y6GmVU4PXNb5DhBfsYreNZ5SYOIiCgPmNkc464gyBZ9IpcLMj0dERERxS/hCgIRERHlL7OCkDfPQSAiIqLUYQSBiIiIQhhBICIiIk+MIBAREVFI3kcQcmW6uDBlNRERZUhuP0nRR65MR0RElI0YQbDJ9HR2TFlNRETZgBEEm0xPZ8WU1URElC0YQbDJ9HQGpqwmIqLswgiCTaanY8pqIiLKRowg2GR<text:soft-page-break/>6OqasJiKibMQIgk2mpzMwZTUREWUXRhBsMj2dVahfgBlJKBjCdnFif3RGdkRsQEXBF+g3SgSZstoYL9NW16u/sXZWvIyOgu/EtLIPw5ClX4MROXD2dyAiIgrjkxSJiIgohE9S9JDp6YiIiLIRIwhEREQUwgiCh0xPR0RElI0YQSAiIqIQRhA85Pt0REREsWAEgYiIiEIYQfCQ79MRERHFghEEIiIiCmEEwUO+T0dERBQLRhCIiIgohBEED/k+HRERUSwYQSAiIqIQRhA85Pt0REREsWAEgYiIiEIYQfCQ79MRERHFghEEIiIiCmEEwUO+T0dERBQLRhCIiIgohBEED/k+HRERUSwYQSAiIqIQRhA85Pt0sVmAtukHcFq/emYW6PG5rgibfncdVuihhN0+D0/HOJ+lLWvQd+QurMUivHxkA95pmb11mU3Loqj1eAM2rdHDaZTod09qncXy/VK6LS3Ak7/ZIP7GeM367+ti7Y7w8r28Wo9MUma360I0vpWZbTZZyayXK1e+U/+Pu4IwPj6u38WH07nL9HQxmVmGR/E1NhUewgrxaiq4rAtyRfbsxGcnpvS7bzER1G/TyjhJuB18M78sufI7yHUmD6T6oLpjkTFayPw68xZ1WVZXYRNG8MS6g2gQr0e6sm+/PfqSXLZeHEjhusym3yibJLteZCWBEQSbfJ/Orrr1EL7c06SHDNWQ4aVvMWQMUrKCUzhvvp2Y5YN2Ni3LN1fx2k+/w4FjejjdPL/7jSgN6LfCRPBb/U5LdJ2l4/v5LMvS0mJg8luc1cNzSjZt19kkyfXCPghzWNOeU3ixvAvN6ztVZaB6phEHZsRBJsIfsKPwJHrk25lq9Mz8GOVqPNBfcAhbC4z3TdMP4P6Cr1EeKjem+0bMc7d4PybG1+NrvI0f41FRap3Wza2Pz8cGXMNfHpqHyuBVnLgwD/fcDYy8qg+4MjT72jzcbPx5aLyc7smH7PXeaZx4+gp6v5GXGIow9Crw4DNFquTSe1fw2pvT6r3XPBVbGcSy/etPf8BpPRQ/GfYrwcQHxdi00VjnEx/0hlt9S5bjnc5KlBpDGOw4iOeO6wFbmTmdbP2+oecVNoUDrcew75weTMCKF27Ag2LdmyLWixBZbqyXP/n+DpHT2Ofn/TsYv9+l9wpxj553xO+XAPd1JgRFS/ypMwmfbOP5fsluS+7f4SJ2r/sUR+Vbn21JhvzvE981sNEsN6Y7L+a5Q7wPivG1ovzAZCU2rTKm7SoVn7fqYsT6kfN5OGhsh/L9dvG3pohtV5ERm0aUvm8db+wPH0UsczHejeE7JCyh7UxGxebj5m7jb83jTWhaj3mqv6u9hn2PXcUfVYkxn8pBOd9C47hkbgNqHoU4oYZTv83Hw74HR8WWubtcmc7QhL2nTmHzaDNW6sqBNFTQqy4pbCqQoakv1PsVEZWD29AnTuxqvKoMNKLNUr2sF++368sSO3Ab7tdl5aLS8WHhF+gXlYOGgj41/3JxkIjmZrFDyJ1mJDAPlReuYN9707ipTG6yYqdRO9B3eEG9fgCemY/G24E/vnlFDF/BiaCxcxrlxknJUIQH77lmjH/1mviMecb1X7VTFmHkaT3N01dxk56n8Xnz8BdzfqLskhwtVbXisFiXX9peeyODMh4WYlPgKxUObmgdATbeiSeXiNHqYLgQg61GqFiWBdrWGGXC2uZKBMUBUpVZQslnu46FwrfyAGqUJ1c5kE4/r793aL2Er5mrEyF+CJfrg1y038GYp1Eewfd3kIpwz6KrRpn190vwd1DrTKzfCVkhEOtr90m97pKoHEie3y8N25Lxux/EEx+I/fbk5/p3t55YvbclqVaczF9S08jvvxD36ctTpaLS8dG6zzEYkJWEXjX/QOkC8XlfiXELsTo0j0W4T1QY3tXboXEZwfp5xuWbxInKg6osmPP9HLB9h7glup1ZyG1fnfTF34QqFp7HpaviOFaE5eb8by9CZeAaTsR0orcsi1hOPHSdsZxJHXui+6u/Koq/gsBr++5yZTpjo2oHdtVgfeewHhldtTjhl2MEHWarv2AIb6IYFXpQ6hfjzMpGj6gkhCMEk0YlQ7Rm+xBHmOuTa7pVNY2RfsuOdHshbhI7zYO/uwHPq9d1qNRF0YnW2vPXjLej06GD8631Rbj5k6vhisQ3V3Hik0LcLL/gGrEzB6+iXx0EbIY7sb6mBittr63GF45CtNZeumC8PRfEYLAYpaLet/TehSg9+VX4xH7uDN49aZRJ54NTqG3bEHGtPK3WXKfXs3hFtHyLUH33NE78Vq/PFPD9HRT33y+p36FMrFsVml+A8pIpTCS4a8UkbduSu2jbkjT4frgyJE/uoZb5yUmjkiH228GPrfvtBXwk5lF7r1HJX9qyDLWhvxVW3xXqiNhnafUnbMmNCIjK9HZznkfuQK0uSlTC25lW+YyuGIciAoLvcekahsT8K+uNU678fLx3NcaokWVZvrmGkaBezjRsL1Z/9VeFjCDY5ft0xka1C2gXtU1b34OcUSF2EHGQlTV3o6YuX9YoQQaluRbvxmwxNgyWGAfMtFYURKvoGdEqsrS07AfLrJDg76B6/bctBFbdIdZlIzYFirGpc5buAJiFbSlRR7tHxDoLYKmoVK1eBRzo1hVd2dpvK8YBS8RiQpckTFbgdIQnFJlIQWQsGSOv/oCRu6+L7IAb5bh0+rei9V9bhFvFPlX/kKhYJ3uZIM3by//+39OMINjl+3SGHmwVNc2daMeXh1tRrcf6GZL9CER9OHRJYaYaj4uWxagezKhjohYdmId6z97xosYvjlfG5YjY/LH/Gi7dPS8cYrxd9nkQ85FfULYgQuHBQjT+o6UVnapavOyBHriIj0Tr7ezHFzGxalk4hLpkOR5e5dKyPf6pcQBeVWIJ4V7G2CRUKDglVKsobMUvrBEEsV5Ea+aeXxj9OZxS/Dv4SfB32PeUEZqX/Thk6HpQXYNP4x0AmdiWLGLeluIlI16iVb96dUC05i/iuHmyVq39MHk5LPYIQjHK1XIuwJO/tEx3fFJd5mhJ0W2RUsLbWcg1HFCXJSx36UQ7LskoxQXx2z9ehMpQdNQkKhdu24TdGrGcgWsYkhEoRhA4nZdEp7Pq2VaD5r56dMcSSSgYQlPBd3h0Rj8fQfVH6A1fcsio8M4ZCn2/NU/UzMNUbf2h+brcem3Rg+xx/uo07nlNz09dn9S1f1F28D3oMtlBSbQejKmSZAmbqlaXvm587gwe6ZhSLVkjTCuvIZstpsh73WUIN9ihp9NU625jo/6bJK/V6tCruV7uuXDV8t2n0fvYFZxYZLkEYbun3/13kB20jOF7xNlEhmtluTrQ+v0OabI4UGz08JYnN0uv78T5f7/0bEsefLelZFzGvvfFfNvE9me5RGFewjA/72HR8h/UReFtV0ZqRGNaXiYTf2PcknsBXR9AT9eI2pPW6S7gOdWXwfh79frNcizVpQlJxXam5nFN/<text:soft-page-break/>b5PPy5PpTEcl06Iz3xIfNYJ62W5a+i3bBOVg9Z9TLJctlDRvGQ6R8fu6tWrvIuBaHbYem0TUf6T/Xmapy13M0RTFHmHQ4YxgmCT79MREdFskP15ijDSHWvlYHbxLgYX+T4dERFllrwlUl5+u+m9K/qWyOwn+yDEfYlBtlwTOTlxOneZno6IiMhP1bIqXFeQQAWBiIiI8td//a/34H9/9/+xD4Jdvk9HRETk53/8jxP49Mvfsw+CXb5P5yAfxapSgs4G2ZN/tj7beH58RNZDuS48bp9KJnVqiHqwyR5k4XNviIgcGEGwyffpZos1D3zS9+ZHZdxv7ZdvXp7wt+PzyIQv8h7uyUq84fJkwlSklK1eWw90va4fO01ElN0YQbDJ9+kyzzhZy5NxtjwmVUYKdmycCudBsDj60ucYtD55ziqp1KlN2NIC9B8N57+QqbYPt1bpISKi7MK7GGzyfTpFhtIjkqiEU8N6pX81y9zSuMoKQGTqVkEmbPnZFJ74NbDDmrY1gn5YUAewXT4PX7CmPPZLG+u1nDJNbbSUx3JaMzWtG5U+V2ZZdKlAJKxpD75s7MXKbZHxA3vKbSKibMEIgk2+T2ekTrWkC3ZJpuKV/tUrjWv42f/hPgVLS8VJevJbQGaT83187UJsr5005tlxEaUbq0J9EqKljXVbzugpj2VqWnt2ukjG8+ut+Q2SVYW2zWXoet15cSH0uGv2TSCiLMM+CDb5Ph1Wl6BWtLy7rK19G8/0rx5pXGX6YUXMOxAsDlUoJoKighCVJeXx+FRkZSVK2ljP5YxqCmN+lzjOfYtgKHFMCjRtQQv6Ybm6EGGo8wGs3AW8eOoQ2njFgYiyBCMINvk+XeIWeaZxlR34SgM3Yqk4gw++fxGB2kWhBDiqc594v1j/bey8Py/XNDXWYWC/9yUE2Rfhy3ZgZ80D6PCoRBARZRojCDb5Pp1qpQcWYrVbWlU/fmlc5TxLStASmMLx4zINbAnuK9EpZY8P40BwIba73BngK6m0sdFSHkeJDqjPjhJliFVVKzaXd8Hl6oIi+yB0N/SjuWYb724goqzCCIJNvk8nb+V7yZJWtfR9mQM/Bn5pXGVIXlQ6AsEgzoqT8/FgMWpFZcE4wV7GvqfknQF3hC8XxHKbo2/a2Oi8Ux5fwEdivrX3ej/HYKnsN3FyMiVZFpvkrQt9R12jBzJysHm0GSvZQZGIshDvYrDJ9+lIUHdx+N1ZsQwTqciZLx+M1F2B/YwOEFEOYi4GmpO8bmVUt1bKZzak8hZHIqIcxD4INvk+HRnk7ZC7cUfk0xZX38XKARGRVvBf/ku1ZwTh+ys/6HdEREQ0lzCCYJPv0xEREcWCEQQiIiJyYATBJt+nIyIiigUjCEREROTACIJNvk9HREQUC0YQiIiIyIERBJt8n46IiCgWjCAQERGRAyMINvk+HRERUSwYQSAiIiIHRhBs8n06IiKiWDCCQERERA6MINjk+3RERESxYASBiIiIHAplJcDr5YYtc3e5Mh0REVEsCiqXLfaMIBAREdHcxD4INvk+HRERUSwYQSBvVa043F2B/TXb0KNHAQvQNt2AR/XQWEEfmgou6yEiIsoXjCDY5Pt08aheWw90vW6pHAgzy0Tl4GtsKjyEFeLFygERUX6Ku4IwPj6u38WH07nL9HR21a2H8OWeJj1k1YQtLUD/0WE9bKjGDeLfbzFkDKaVXLbDrVV6iIiIMokRBJt8n86qac8pdDf0o3lbRIzA0NSIuoG30KHrB9UzjTg9/QAOzBSLoZ+o96enV4lqhDZTjR41znjttVy4alLD1nJjOjnPHjF+rxpXjTZdbk471PkA9ld048vDraJiQkREmcQ+CHNSE/aeakdZVzPWd0ZGCAxVaDv8CrD9gVAFwSRP6gdmRrCiMKjHCPLkP3Mb+gp60VHgHJYVhJfUZYkhFXmQw/cXHMLrkPP6DjsKJ3H/9E9QXtCH7aLysRtfRFy6kJGE7pZx7IzoC0FEROnECIJNvk+nOh6KygF21XhUDoSmLWhBP2xXFzxV4zaUY8SoHEgFQ3gTxajQg1K/GGdelugpPISt5t9iUp/0p9AH9/4MMpKwchfw4qlDaOMVByKijGAfBJt8nw7DnVhfI8627ac8+h6I+kFjHQb2d2akn0EsVD8JUafZWeOMaBARUXowgmCT79MZerC1pgY70e68vl/Vis3lXXg9jlj+EP6AMVSizbxYNVONxzGFUT2YjFA/CV5eICLKKEYQbPJ9OquebTVo7qtHtyWS0CRvXeg7Gl/0oGAITQXf4dEZ3QnR2h8hCTJysHm0GSvXZ080g4horoi7k6JsuSZycuJ07jI9nS/XByMREdFcxLsYiIiIyIF9EGzyfToiIqJYMIJAREREDowg2GR6OiIiomzECAIRERE5MIJgk+np4qKegrgnnP/ASuU6sORGkNS4yLwIREREseBzEGwyPV08XNMvExERpQEjCDaZns4u3vTLvuQDjCLyHkTHFMtERCQxgmCT6ems4km/rOhLCMbTC3+Mcj1akhkTjdTKkZcYjLTN1RGPV5Z/2zOzQL1nimUiIpIYQbDJ9HQGmX75lM9jhavQtrkMXREJEgLixP9jjBUcwopC8Sr4GmO6RJIZE1cU9uFtPWwaKhhBP27D2lClIYD78Qe8aUmvHHoEs1d/ByIiynuMINhkerqE0y/PlKAeX+P1uPMdBPEhitEAI2JQPVMp5mOmXA5jimUiormNEQSbTE83G+mXewq+VhWMalFJkJGEtwuCuiSMKZaJiOY2RhBsMj2dIZH0y1MYC10qWIA2Wx8EXwWT6FPTlqABf8BRWxSCKZaJiIgRBJtMT2cVV/rlgiFsFyd2I8VyAyoKvkC/LlIVBtVBsQGPiqF6nYY53FnxMjpUembZh2EoYt5MsUxERBKfpJjNmH6ZiIhmCSMINpmezpfqn8DKARERZR4jCEREROSQ9REEIiIiyjxGEIiIiMiBEQQiIiJyyPrnIMSF6ZCJiIhSIq8iCEyHTERElBo5F0FgOmQiIqL0y6kIAtMhExERZUaORBCYDpmIiCiTsj+CwHTIREREGZf9EQSmQyYiIsq4HOmDwHTIREREmZRzT1KULffuirewUndUlCdr2TfB7fKD7HB4YKZYve8v+EJFBT4sPClO6jIdspEK2aq/wHJHw8wqnJ65LXKcID//FTzrfbmDiIgoD8RdQZCRgEQuFyQ6nS+mQyYiIkoL5mIgIiIih5x6DgIRERFlBi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<text:soft-page-break/>QOjCAQERGRAyMIRERE5MAIAhERETkwgkBEREQOjCAQERGRAyMIRERE5MAIAhERETkwgkBEREQOjCAQERGRQ9wVhPHxcf0uPolON2tmqtEz/QD2zrH4ytKWNeg7chfWYhFePrIB77Qs0CWzbMlyvKOWy0aN34CXV+vhXJPi5c/a38/GeznlsMvvnO28tk/JrywPrd2xQfy2xitn9stsOL54fFba9+mqVhw+tQdNetCKEYSUWoC2hCoVhWh86wZsWqMHZ9HZiSn97ltMBPXbkAV48jep3llim+fSexcCHwzjqB6e27zXmf/vlz0SX06/7SUd22ds/LbPubbtHn3pIBrW9eJAFm9/dtn8G6V7n65eWw90vY4ePWyVcxGE6tZD+HKPW10nxQqG0FR4CFsL9PBcEpzCefPtxGX9bjYtQstGYPBjl2U5dwaPrDuI547r4VyTjuXPut/PQ64sZ1Q+26dvGWWHLDm++H2Wx74iz4eHW6v0kDfv82YTtrQA/UeH9XCkuDspykhAIif7RKezatpzCi+Wd6F5fSeG9Dh1KWDmxyjXg2MFfWgqCK/AJtGif0m/B/6AHYUnVU1Jjr+/4GuUh6aNLDOn6S+wVhIC2DtdgtGCG/DoTLEaY35e9UwjDuhxYVN4u6AXHT6VjFsfn48nH7LX06Zx4ukrOFMvymqvYd9jV/FHNV5GGuajcvAKXnuzEJt+V4RL7xXiHj39pffk+Gn1HrfPw9OvzcPNxhBGXv0OB47pgQTIMNcbG53f70Dr</text:p>
      <text:p text:style-name="Code">Mew7J97K8FhnJUqNAgx26A199V3oa1sYHlZhsjsQ+KBXrOM7/edpkvOonUTDSxf0CNlSbMSmgB4UwvM3QpzbVxnvJbNMfYdVF/HEU2dwVpfJv3042ItHui57TqfYvt+EWH45jSly2ovYve5T1RqR4+8LjiCw0Zw2ssycJuKz1DoqEZ9RjE16/ZifF/V3SJRte7FuSyteuAHVF67ipofM8mv415/+gNPqvVH+4N16wFYWP+O7f9QBbBfbjRTLdz9+r9968V6fSpTf1rkN2zi2TwtbmYxwlL5vm4/8m59N4f9BJRYkUGbdnl3Jv9Pr0hT6jl77reRX5jdPxdhHHd/Vb55ReO1jXvOU28sO8XdBse/Vin3wwGQlNonpHZ8pv0scxxe/7cX7GOK/DXofC6JzPS9a+JY37cGXjb1Yuc0tfpAzdzE0Ye+pdpR1NWN9Z2RNxzjRu7f0jRP9F1hR6IzLGGVfY1PhkFppzvnIywUNqHBUEH6CenOeqnJyG/pClQC3aWJhnPhv7rafxItEJWAeLonKQu83YlAdxAtxQh2AZdl1qPzkB7zw/DVdVoQR9beyrAhDoQO1ZT7/oRWHu1tCFSrTwK4abHXfRiw8dnrzoG7usGp4GSbMk5Y6mEDt0BA7gnlCNnjN0yTL7wR+7XUCjDK92pmL8a5aNttyOZbbImI6faIfdP8MtXPjc9cThCorGQkdxJ3zcVt+uVx3oPaknqdaFnGCCi13tHUWP1UJOOFeiVQVgEVXQxVV69+qMuht0Epe10xoO7N9d8u2Y/xGft/dq8x/ffr9too+GbofuOVnem2fzjL5Wcb2f2No2zsvKz6Br7AbdyRU5rbdhdm2efldzEqFfbuyDsOnTFW4POYpBg1uv4Wczuc44cNzH/P5DkalcUpsO5O4z9Io2YHPbMef+I4vUbcXk1oW67HHb5+W3NZZbGSEoLtlHDtrtlkuFXifNw1VaDv8iqiJP4AO9wBCDvRBUB0o2gFxYHH7kt8UTKF+5gGcnrZU95QA7hctiLcLvC/a9BcYlQOpJ+bLCTLSoOdZMIk+FKPCGEqDaxj6pBCV9cbPdGt9EfDeVUvrTLTWzAPzN9cwEizEzXJhbi/ETaJS8ODvbsDz6iUqEsZfAcOdWF9Tg5W2V/TKgY8lN4q1vRDbdcekPrkj6CLl+Kd4QtScZbncycM7ZwxWV2GTaAUcj3IAiSAPWOayWGr6wAV8dLIYtfcanXyWtiwTO+xkuHLgOR1wPjiF2jYxfsciPca0CPetEi3Vbu+D9OD74QOnvD4b284vWkjmwfBcEIPBYpSmsRvPny5Mo/IZsa28ILYxFyPdZhQLOP28WZEoQvXd0zjxW1vlQEpqO7N89/EpTBjvkuS9Pr1/W01svw1eoV+/7dOlTH6WsroEAbEM9+n+EhPBbxMuS5S87l568qvwCercGbwr9g+5XvzKEhbtOOHJex+Lupyh/XvK/RJCAscX3+3F5xiSzn16qPMBrNwFvHjqENrkFYco502laQta0A+PqwtK9vdBUAca8c3bT7leQxkSrfcV4uS+oqBEVBLcKgq57fRvrwK1RbhVHIzrHxIHY/MSgp8KUVEIihbfT7/DC6GXjkKoDUesS9trbzLdOsrEhh4UrWRxEJUHUuPlrJFPmAe5OKytFbVsywk2OlFTbyvGgVa9HK0jESeYo90jwKoAlora+upVsBx0/Kc723XMGD9YYuz8XieTHPXHN68Y28mJIqNS6VFRiFk6trM0Sea39ds+3cpkh7PSwI1YKs4cg+9fRKB2ERYHitV15UTL/BmV4k2d+qQlt/Ffx7M/uUlwnjEeJzIp/uOL3/bifwxJJ9XHQNQHdtboaECU86bU1FiHgf3ulyVM2R9BUHqwVbQ+dqIdXx5uRbUeG6HgpKgkfI0xlOjbNaYwKlr3j86kscIwswyP4g/4MBR5uAy5rZeLk098pnFJnKduKnP5Ob65ihMXirD88SJUfnLN+9rumnm4J3ANQ7Jld+waRgLzUO92V0RSLbvLGJsEAqW273d8EoOBSrR49R4XtWp57f+lpz7DgZI7bLfpeMxTWrIcD5eMoCuecJtqpYStbbbV4mXNXbRiVq8OiNaLpeUQbTqTbE3KHX9Vib4lSvYsFgfL5jRWGGQrJ3ARH4XWg886S9axH/DC01dx6e4irNCjvIntNliIe37hUplIR6RK8fvuMa4Xx/rUHL+tpluFjrsj/LZPrzIZESkpQUtgCsePy22xBPeViHGy/ZRomcltOfVyhE/K4RPy2Y8viu+6DE8uMYbV34qWupynX5nfPH1FO05Iruvaex/zXc5o9PeI6/hiZd9eYj2GSF7bYAJkH4Puhn40R1xekHzOm6ICv7m8C69H2R+zP4Jg0bOtBs199egO1YiM2wqNyIF4zfwYY6KiYHzny+go7MPb+Em4fHqV672ekcx5NoiTP/TlC+uti7fhJXN+Mzfg7dDnGXpEJQUzDfrzGtEWYw8PFSl4aL6+JDAfjbfrAuH0iWnc81ARRk7YQ7mWywjPFOLE02afg2s4IA7yN8mQsVn+1jzcqsqSo1rgGxuNmvORNXrHvIDnxI4SkGE3NV68frNctNIFucOHWhiXse/XxvTWSoL7PI0dDCeD8bV2dIjRbN08LFosg7rIIJbh/SlsaqtE0Npy8J1OXhvU30u+OsW0HeZ1VDG/p3pVxSdUHtM97+Y8jc5QKmQppg0fGC2hWNUqMT/P4LXOEmPcZhvaVl6bh7+8GktHw2n0PnYFJxZdF572d9fFULFIjt939y7zWp9+v60/<text:soft-page-break/>v+3Ts+zctwgGFiIQlGWXcVyc+GrFSX9MnmATLdOWlto7aQpyu56sxBvm91MvvX2Kskc6xL5gRgKs18SjlHnO03e79jlOaK7fwW8f81vOKBI6vvhtL3K9+B57om2DXscCbzJysHm0GSs9OihKzvOmvLrQAvQd9Y0eSDl1F8PsM+5i+FDf7ZAxa8QBuHnacjeDZO+ImGdE7d7aSdCb3LkS69iTvWSHJo/Ok5SANKxPv+0z5m03A1QF3drJU5wYQx0l4+gLZJWOeWZaxo8vWbRPy8t/3RXY74g4OOVUBGFuEhWBZ4oiOonNCbJlEMvOlMJQHVHM/LbPWLfdWSE7/KX6uRPpmGeazeXji7r8F71yIOVIH4S5Sd5CJkO2N713JalnGOQdWfsPheoWYjDGkDDRnHN8GAeCkXcOyNv9kmoNp2Oe2YTHlxBmcyQiIiIHRhCIiIjIgREEIiIicmAEIRFzNBU0ERHNHbyLIWMSTQVNRESUeYwgJCLFqaBjTdlJRESUKfndByGHUkFHS9lJRESUSXn9JEXjRO/e0jdO9NmVCto9ZScREVHm5XUfhFxLBe1I2UlERDRL8roPQq6lgnak7CQiIpolc+MuhhxIBe2dspOIiCjz8rgPgnHNX6ZsNkV2KrSX2zspul1WcM5TMuZr9kEwRXZCVCI6TYbLZeTgFTyL9Z0MGxARUXbgkxRTZpZSQRMREaUBn4NAREREDnOjDwIRERHFhRGElAliKy8vEBFRnmAfBCIiInJgBIGIiIgc2AfByxxN6by0ZQ36jtyFtViEl49swDst7s9tyLgly/GOWi4bNX4DXl6th3NNipc/a38/Iso5jCCklHxOQiKVikI0vnUDNq3Rg7Po7MSUfvctJhxPol6AJ3+T6pNxbPNceu9C4INhHNXDc5v3OvP//YiIYpdzEQT1OOI9xvMQ0yrFKZ1zSnAK5823E+Hsl7NnEVo2AoMfuyzLuTN4ZN1BPHdcD+eadCy/x+/HtOJEFI+cepKia0rkHErp7ObWx+fjyYfs9bRpnHj6Cs7Ui7Laa9j32FX8UY2XkYb5qBy8gtfeLMSm3xXh0nuFuEdPf+k9OX5avcft8/D0a/NwszGEkVe/w4FjeiABMnT9xkbn9zvQegz75DOkZai8sxKlRgEGO/RJb/Vd6GtbGB5Woe87EPigV6zjO/3naZLzqJ1Ew0sX9AjZgm7EJsuTssPzB9bu2IDtq4z3klmmvsOqi3jiqTM4q8vk3z4c7MUjXZc9p1Ns329CLL+cxhQ57UXsXvepinbI8fcFRxDYaE4bWWZOE/FZah2ViM8oxia9fszPi/o7RMG04kQUqxy5i6EJe0+1o6yr2fE4Yu/HIpsn+uxK6ezOOPHf3G0/iReJSsA8XBKVhd5vxKA66RfixE9/wGlVdh0qP/kBLzx/TZcVYUT9rSwrwpD6O9t8/kMrDne3hCpUpoFdNdga9R5N48Rc+r71ZCYZJ7SP9InPGF6GCfOkpSoJUCdGWE7IBq95mmT5ncCvvU6AUaZXJ/ZivKuWzbZcjuW2iJhOn+gH3T9DnejxuaUCE6bKSkZClRLnfNyWXy7XHag9qeeplkVUskLLHW2d+WNacSKKRfb3QagSJzRROYA4gbnlKsi1lM7xuYahTwpRWW/8TLfWFwHvXdUnfeka/lVWDqRvrmEkWIib5cLcXoibRKXgwd/dgOfVS1QkjL8ChjuxvqYGK22v6JUDH0tuFGt7IbYf2YA+9RInN12kHP8UT4jWsCyXJ1Jryzuq1VXYJFrdx2NoHYfICom5LJZWP3ABH50sRu29Rse9pS3LxEl4Mlw58JwOOB+cQm2bGL9jkR5jWoT7VokWfLezcmAafD8csTj6Uqwn9YvYbVY4zgUxGCxGaYq68TCtOBHFIvv7IKgTmjiatZ9y7XuQaymd43X6t1eB2iLcKk749Q9N44R5CcFPhagoBK9i30+/wwuhl45CqAqXWJe2195kunWUiZNXULSS1x1EQ+jlbPFPiJNsvNbWipaz5QQbnWh9txXjQKtejtYRTOgS6Wj3CLAqgKWiFb56FSwndv/pznYdM8YPlhgVCEdFIXcwrTgRxSL7IwhKD7aKVu5OtOPLw62o1mMj5EBKZ2/TuCTOUzeVufwc31zFiQtFWP54ESo/uWaJHtismYd7AtcwJC9RHLuGkcA81LvdFZFUBOEyxiaBQKnt+x2fxGCgEi1edyKIlrm89v/SU5/hQMkdtlvvPOYpLVmOh0tG0BVPGF1FM8LWNkdGAlRrHAuxenUAtdbIRLTpTMc/NSoPq0r0LZfyboFibGpOY4VBRlECF/FRaD34rLMomFaciGKVc09SVNdPK97Cym3y8OZMv5ytKZ2jiuhUaHRSVC1+ac11eP6ZIltHQ90HQQ85prF1UoSMKIQ6OyYhorOedydFyIiCvO6u+h/Ilnnk38Hayc9jnvJ6fWR/BTfO6/Hqur/u/DfxwQiCG4sj+xmoZbJ2nDR4T2d8hlenSHMZwuW2ToqufRec85SM+eo+CHpcxHo2ef0OPuS+w7TiRBSrnLqLYfbNUkpnWUFonrad4O0dEfOMOgGGOwl6S67DXnby6TxJRJQh2d8HYc4TFQEZPehOQes/l6jnA8RwgnSE34mIKBVypA/C3LTiBeMOhJveu5LUMwzyjowumHcbqEsFbGkTEaUaszkSERGRAyMIRERE5MAIAhERETkwgkBEREQOjCAQERGRAyMIRERE5MAIAhERETkwgkBEREQOjCAQERGRAyMIRERE5MAIAhERETkwgkBEREQOjCAQERGRAyMIRERE5MAIAhERETkwgkBEREQOjCAQERGRAyMIRERE5BB3BWF8fFy/i0+i02VeE/ae2iP+9VHVisOnTmGv3x+pv4kyHyIioizFCEIeWLjyGF5pPodflOsRwt/ce06NM17H8Hd/rQuIiIhiwAhCIoY7sb6mBlt79PBsKn8D/xAYxdC3elj7nx8vwbPdxuufhoC62u1YqMuIiIiiyYEIwjJUvPZ7LG/Qg8Itz/0edc+t00N6+LDlZZY1dKj31vI7HllmlEXTtAdfnjqlXodbq/RIOdoYJ1+OSwz60oMq726BpUGfJhvxi7srMDC4F5f0GE/fnsVF/VbR38/3MgkREc1ZORBB+ArfTwLzS80T+zJcXwL8efCIei8rD1X4FQbW/616DX9mlgHXl4pKyZ2/Qlnw56rsi4PjmB9Yqsr81eHFxl6srKnByuYuoOUVtOk6Qs82Ma6mGV2Or9OEvaJSML5LlhvTjekSXzPV6Jl+AKdtr70x3FvyN/f+d9w81IZ//3/1iAii8qAvMfxDoBf/9PEHejwREVF0OdEH4fug9cS+FPNLPsKlPvF28Vr8SLwfftmoEADrcPOd47iiT97XB8RnfvYrfP7OV2r4+3c2YCD0t34GsHObvn4wfBT94+WoiFavaGpE3XgXXo/3skPBEJoKD2GF7bW1QJd7KX8DD+H/xP/95f/SI+w+wG/1JYZnzyzGPzS/gb/RJUrPNlWRyYrLJERElHVyog/C9xPhaa9/5FHMP7gPf5Lv763D/M+Oq/<text:soft-page-break/>dKw2r8COP4/rwckJGGcUx0x1IhmEUJRhD+bnkjEPjvuhPiYdTdCFTfLd7/N5e+BmNHMYQK/Cd2VCQiohjlRAQBfcfx55LFuH7xNlSvGsCQjggocrz8v+xv0HofMDmG71WBjDSYlYUkNG1BS9kAPozW0j47irGyeqxVlyKq0LY7xj4ICUYQ/v3fwp0Qn+1ej4FvgaFPxPt/2x3Z10AqX4vqb3tx2nopQvdBsPavICIiMuVEBEGcfXEFf4+f/FKcBJ/eoysA8pLB26LiIMbLDog/G8MXnR+JCsJ5o1xGE0KVhXjV4UWzs2F7Gbqat8GoH4gT/2E5vltUGsRftRt/ozr6DXfiWdldodsor9i/CwNqmtkQ7n+gXsvP45/sFQdZoRH/K4967YSIiOaiuB+1LCMBiZzsE52O0kVWdrpR39eM9Z3DehwREZGBuRjmoOrWQ+huKcdYFysHRETkjhEEIiIicmAEgYiIiBxy4y4GIiIiyihGEIiIiMiBEYSUMW6BZG4DIiLKBznyHARy9dfb8X+EnndgT+n8n/F3/80os6aBJiIiigUjCDlLVABqF6NPP00xMqWzfFBSBzBoPGGRiIgoXjkQQch8umdrSufQkxJN1pTO4uX1qGL5rAHHtCn1v/Dv//YE/qceunh5FLhxMf6TGpKJmtZ4ZHnUmO6ZiIh85EAEIfPpno2UzuG0zWXte2CeR5u2WFI6i5fbg4ZkBaO7oR/NsWRLTCLds9XCBRVA8GiowkBERJSMnOiDkPF0z7p1rV7dkUmXvhkdM3Iw7HFvesuyF7ELK9d3YkiP85Voumer8jfwD9WjeO/jD/SIGDDdMxER+ciJPgiZTffchL0qQVM4giCTGpmGOh8wxvc2GhUIW0VhYNcuDNS1xx66TzKCsHDlMbxyN/Bed/hyAxERUbJyIoKQ0XTPVYthrcrISwquNwHIFrisPNQ1hi4/GHqwVV2WiPH6fhIRBFk5UJGDRCoHTPdMREQ+ciKCkNF0z8Od2D9QrtM2n8Lm0S5L2uYqne5Zv7plfwQzFbSFmMf6XQPqckPaTsB/vR2bqheLN414KHSro3lLo5nu+TDqbgSq73a53ZHpnomIyAefpDhnycoO0z0TEZG7HIkgUCoZt2CyckBERN4YQSAiIiIHRhCIiIjIgREEIiIicsj6CAIjD0RERJnHCAIRERE5MIJAREREDowgEBERkQMjCEREROTACAIRERE5MIJAREREDowgEBERkQMjCEREROTACAIRERE5MIJAREREDowgEBERkQMjCEREROTACAIRERE5MIJAREREDowgEBERkQMjCEREROTACAIRERE5MIJAREREDowgEBERkQMjCEREROTACAIRERE5MIJAREREDowgEBERkQMjCEREROTACAIRERE5MIJAREREDowgEBERkQMjCEREROTACAIRERE5MIJAREREDnFXEMbHx/W7+GR6utnQtOcUvjxlvPY26ZFJuuW536PusPFa3qBHptLibbjjcAdu0YNW8vtYv8fSljXoO3IX1mIRXj6yAe+0LNAlMViyHO+IaV5erYfTaO2ODWI5jZfr52VwWZQUf15Sv4OHROeZjmUxhfanPSnamVxVoe1w6vbX9DKW1e0Yk87fIXXkssllzBzf9dK0J7Quvzzcimo9WqpuPeS97VW14rDt7/MVIwgp1LOtBitrmtGVwjrNn17+Wwys/zkmJvWIDJE7yIvYha09eoRwdmJKv/sWE0H9NgsdfekgGtb14kDGlnEBnvxN5ioc6fgd/OdpfD+3ClfatglxEN5cN4CdNWKf2mbZCOe8MXQ1y+NMTU7um+nhvf/5rpeebWo9rmzuEms10lDnA6JsFwbqHkNblR5pGu7E/rEWdKe14podGEEgJ3FwfqVlHDvdDszBKZw3305c1u9icO4MHll3EM8d18OzKdPLko7PS/R38OM6T9nyuhP4tU+FKx3LsrQC5eOj+EYPUgzS8Tvkg4TXSw8+HChHxVI9aNGzzaPykGfi7qQoW/SJnLQzPZ0iQ0jtdXrAMNbVjPWdw0aYqLsF5Xr8wC5LjdyvzG+eShXaDnejYn9kDd93nlEtQ8Vr/4L57/8tzvTpUZK8PNDx95ivB//cGS6XlyaqxHHdZC2zTwd8hOH1bfiTHpKh3c2j1u/kT4bx3lh1EU88dQZn9TgZ5n842ItHui6r99tXGeMHO2wnShl+76xEqR6c+MCYxjgxleCjdZ/iqCxQf1eMd/WwdZ6SY76qVdGI0vcjx3svi/H3mwJ6ULmI3VE+T333jcV6rGkKB1qPYd85v88TbN89XG5894kPirFJzzu8XmaL+/pMG7mfbR5F8/pODOlRYiT2nmrEaFcZWlqMPcm678nt9kXLrmnfxyLLZXRimzgFRO6vMnLWLeZtTus7zxQdXyKPH4Ker/MYIZf1FWD7A+iIbdcMidx+w9u19zZoTHNfcASBjWZ5bNNJ7p+n9+kO8RXaFqoS63bttY9JXstyPsr+FxP5e+wGno3Y1gzy97+/1/47GNS2UvGWM8Ll+fvlnjyOIIiDSXtZKBy3cteAmFkXng3tvPXoN8uau1DWfsioDfqV+c3Tl5iuuwL75TTqtQsIzTNB6iRfhz+3yUsQ4tX2z5jfehAVi41i49KEtczsZ7AOy0Xl4IqoMJhlV9R4UxPurxtD/9HYj0Bnu77CYGAhVi/RI8SB4D5RYXhX7/h+If+1zZUIigNBg2hhy1esJ0FjnvrVKg4cbbFd2/RelsvY91R4nrtPyoOMPhgKXp93tutYaH7ygGb8Tfjg5Pl56gC7EIPiNwvPcw2eDK3DhaKy8pVR1nERpRurMnrtNiuMnXccsIE6tMiDst430fJKaD8yLvHpl9pv94it2aBO9NgVLleVg0jyb7ob+tEsys0Du/c8/Y4F/vt705YWjIuThznfWCviiVInXnyut035sp7k/bZBoFacsF/S0+0+uRD3qTC+ONGryro5v88By3Sen6csxPbaSWO8bbuOtk+7LUu0/S8Vyha7H6iHjvZjrK4xtI3loznZB6F6bT3KB94K18LlNSUdSvIrS1jVYpSJA9uLstOLerWLoeRcf28d5n/2NkbN2Nn5PRj/rAzzzdXV0BHq3FhnjRY0rMaPJv8ZY9ZIhMM4zsV1zLqAj04Wo/ZeowPQ0pZlqD05aTkoeDsfnEJt2wb07Vikx8Ro9V3qmrh6WVoyqSCjAvcN2g4yKf68pfcuROnJr8Kfce4M3hXrsDS0uYsW0ksXjLfjU5gw3s0B4uQq95HGXo++B6Llb44fPor+ccu+KVtu5j5maaHLecpKb9fr3s25unZdgbC3Ij3n6SPK/v7N6Jj6PM/Ol/raeGpan7KyLiq73Xpbsoi+DYqT7vvhqKA8gasW/ZIbEZAnenN/OHIHao0/Ebw/z+CzXUfZx1yXJc1kBfFZvCJ+Q5cG3fB5caQswxL7+JT+frMrjyMIxvWjlm69k8ra/nZnCCk+Cc5TXU/tUi0Ts9Wwsib+MGHs1mF5axkmLNGFyChB6h3tHgFWBbAUC7Ba1PS9DxCRjBaAqPUPlhgHhpgqCqIF01YsWvi6xSBaGyk7gYqD1Bui5R558Enj55FND7aK/aN59LE4716wtehFa9/e8czPwC55Tbn</text:p>
      <text:p text:style-name="Code"><text:soft-page-break/>ddjeD3zx9jgVR9nejA5wY19toTJtrnd3KRCUiOIInVGvdfCXbas/OfUxGlV4RVYT0Hq+zV/5GEKpasbncupNadlAVGrJ0MJF/K1oYo6J66lfmN09fPb0YKGvBFr/jgG6pxHq71fcfD+DKnY+GLinISw5ld47jiqxPLV5s6V8A3NJsiSCMj+FKSR1uUdMtQ8UvrX0RTC614mjOBTEoWhWrVwdEa+Iijsd7sDj+qXFQWFViCSsWo1yFLRfgyV9aWhSqBRMmL1OkJoIgDlI/m8ITZgvHFPXzLmNsEgiUxn5r2dmPL4rvuiwczl2yHA+LltdEovVhqzi3pbRKcFmGzosVUb7Y/1aypi1oKRvAh7KlplrtYTKMH27tn8XouDiZ++6AomKiLiFYltVvnn7Hglj2d0m2NGWlwx6mTunvJ3vvF2NTs7PinfA2eHwSg4FKtLjeteP9eb6S2qfj3//iMX7e4yCvtg+XaKv+/Q63xnsQzT75G0Ewb0URP5T8sYyXvn4oytbvGg/X/lWfA72DRynznGfoHuVucdAyQpay3NjJwwef0HT2+24Xu1WEZOdEeZngX1BaAvyo1fI8hPN78HnnOEo7zMsIsj/CBuOSg77cYJaVBf8Zf1bzE0TZ0EHoMtnx8VfhMsVoGdWvjXfjvox9709hU1slgpZQoHkLUt8RowOgupxwxLwlySzTr07ZH8G8XnkBXR8AmzqNaWtPjogKiKZDoUaZ7AxpKYvp87zK7kCtOPC9YS7PEX1d1ffzDCqCsrExcjq/z5N3NnSI9aXn2aeuBafo2unZUdXSrWtMxRlGVJrUd3JbZzFI6bJIltC9at3rvgT6UqC5324e7cKA+ntpGB3rm9FV3h7e/0L7rYXa9wfUvqsO7n7z9D0W+O3vVRHPMpCXLcZ3OftDpI7sW9OLAyV3GNuZeulr+wlvgxfwnOojYM5PvH6zHMaVHp/P8xPDPubHff9LL+NydK/zt9PbfHlS16WzQ/7exSBrce3QPZXNUXInj713vkM65pmNROvosOpklc4DF6WPvI4vNtSs6EWd4LLIfc3jLoYPs2G7nJVjgaxcJHYXA/mQx7u472KQ2+JjGDUbjxHk79SN+r7cPy/kcR8EO9lRSczPK1yUkHTMMwuI1tGzXWV4cQ48CCTfGE+Aa0dZV/OsVw6SWhbZCiurwO16MPvl6bFgTjM6t6rLyzZNe9pRZ+3MrhnbfH5UDqQ8fg6CUYuT4X6T437juKVjntnLu/ZMlH7mMwkwsEvf0ZBFEYRZORZEfmY+3Gc/q1QUSN9fIjuVWiIIzm3PQk7neZdNfmE2RyIiInKYk89BICIiIn+MIBAREZEDIwgpJK/Zm7cvZcU96LlG9iZ2u/0sTn6/g3eZvL6d/GdHqkKsqYTlcnn+XYrWS2LSsV6ikN93jqTTJcpmc+guhvRLR7rnxPmcnNQJx/sk6kV23Mn0wz+sJ3TXx5268Psdsus3Msj1ak+tPRsSWdeJq/LePs1nDPAuGqJZxQjCnCNahOrhLPoJcOqBLuk+GSTCOIFEJtjJw/u/RWXNM7V2xmTfup4r6XSJsll+RxDk7SihFpHxCrWA/VrRfmV+8/STYKvdPl3EZ3nM07wX1/pER7NFWN36GOoGLK1V/bQ448mJRji5TU3v8nl+fL5fZMvUZ11bk+FUrUV9mSUxj43vPJNh+X2t3z3a50WWu4fkjd/Ftm62tABdrztv2/NaL4L8rL2t1vUd/jyv5XRtrcvvKkP5Uda1ksB68VpOv+0zrAevy2SNbs8r1svi+D5ElFJ5HEEQJztropUcTffsnRrWe55GMhgjjC7vlTbKjRbh7RXlGLM9+UNmlws/FtSSTld8v/KWLeqg7st3nZlhfWuZeUKT3yEymiEfUSqpx5iOj+IbPWznPc9k1OFFeX+znme6UwnL7++eWtt7vZjqGoBn9eftHKjD/XphvJbznJiBkbZWzNs8UcvHe4+dB6Ks64j1Ytsmov0Obsvpt31azYV0ukTZbE72QcildM+eqWGTmKc/S0tSP1M8mqjrzBp1sbaGmxpRJypYPll4vXnNMykZTiWsuCV7ib5eBvaH5yVP0qFKh8dyyu1IEfMuGy8LVSjslUV3PttElN/BczljMQfS6RJlszyOIORHumfP1LAJzjMyWmBwiyqkjmixWqMuLq1hNyqbn+ejdhObZ+KS+zz3VMLp4L2ccn3K3716MdC/vx9ljU3qd5ePBvZf134y/TsQUSblbwShKs/SPdtTw0ad57AlrBzm9f2cYe7Y+a8zn5S56nn79TASR1ahbbelrOd1dI3XueeD8JtnqqQ7lXCISwvZb734ibauyxuxpWIUR3uOoh+NuL9c/0Z+69pPUr+D+/YZQc0/v9PpEmWz/I0gmLdKyVZ36KWvj4qy3Ej3bM5Tv7qtqWGjz7NH9fLq1uW6T4Df94tBeWh+xkt9v2jrzBJ1safMfVYtoizrRsV+0dLWRaIQHeuNlnf488LfwXOevr+DX5lkuWSjWsZ6Xft+XoKphBWP1Nq+68WH33LKcH1ZHcpGj2JILPPR0TLUlZknX5917cd3vUTnun1azIV0ukTZLH+fpChbGUz3TNmuSnbwZGptpybMhXS6RNksj/sg2KUjHStTvFKSVLSAqbXt5ko6XaJslse5GIxWhgwlm5jumbKVjEQxtbYmI3VzJJ0uUTaLu4IgW/SJdBzM9HRERESUOGZzJCIiIoc51AeBiIiIYpW/z0Gwuf6Rg6g7/Hvj9dw6PTbzjOXowC16OCNun4enf3cdVujBzCrCpln7bOPafsSzB+RdA0mkEpbzU7flsVMhEeW5ORFBkCfln6wawBfr/xYD8vXyEV2SDstQ8drvsbxBD84hK164Ac//znzNR2P8j+aLQyEa37oBm9boQReuaZTlvfuJphJWD4AawM6aGnagI6K8NwciCMtwy6oy/Pn9Pfhej0mvpZhf8hEu9elBm+/f2SAqKW34kx7OD8bJ+kH8gBd++p1+XUGvd/af9BMnc680ygmnElaPt/ZLakRElD/mwF0M67D88KO40rYBo+f1KEFFFQJvh6IJ1uFbnvs9bh78Oa787F9QWiJLxzFhnb6hA3Wt9+kB4MrBn+Pzd5aKz/kVfqTHhXz2KzVPNf8NMhpim5cmP7PqTj0w+c/44mmjQhN1WbzIywqvzcPNehC4hn/96Q84Ld7Jln71hau46SGzPLLswbvVSGXk1e9w4BhUBeDmbuN9yJrr8HzzNPb9X8CG1wpxQs8jkrzEUIShV<text:soft-page-break/>4EHnylSYy69dwWvvTmt3nt9nuS1nH96fD6efMhet53GiafDlZJoD7CS0YVumbUynkiAvP1u8yiaXZMuERHll/yNICzehjtUnwN50i5DaYfuf/DaNlwviq8PlOFKMJygKDy8DNeLE/GPWv8F8983LkkMf1aG+fpKh+pD0AoMm5crxOvzd74SJUdwRrz/4qBYXlkpMMtVBWQdbsE/iuGfY2IyPC+DcUmiCuY04m/w96h+ZJkq81sWb+KkLCoHfxEnW9Waf/oqLukSU2UtcFC39v/1kyJU61D96efNCIAx3U3PGP0HLl0AbiqTm0u4T8GtcviCONHXF+Hm4LRPVKQID95zzZjnq9dwszjhm30SvD7P5Lacf3zzihi+ghNBo0JhTG+NWHilUQ5LOJXw2HlWDohoToi7gpDpvgSJTofze/C5POF2fmS0yM0TtmqZyxPvOP78sTyxS8aJ+MqEOWxEBc6oywTG315R9ZR1KN8A0YL3vkRgr3gYjmBUVSLk5QdzXlrDkyiFWL5Qv4iv8P2kfqu5L4uPNUWoDF5Fv7W1bzPSfRV/1O/lSToUGZBRAbMfgSUC8SdZEZDEvG8KFoYqFJfM8b5Ey//5a8bb0enIyorH55k8lzMqlyQ/Vl6phF3Jx/6e4sN7iGhOyd8IgnZ9qThhnzwa2f9g8Vr8SJxovw9dMhAnabPfgCr7COPqhC4ZJ3X1t4sXY744rYSmc7BXPGxcppfLh8nzluWzVFb8liUtirDpmUKceDrcojdP5n8cn8bNiwpxq1jcke5ruOmeItwihv8ixssyBAoTuDPD+/OySw+21tSgefQx3r1ARHNG/kYQFKODojUyoJSVY/7kmHFSlpciLP0JIsqkhtX4kTl8/jyuiFbn9YtViQt5Atdv3Vjmff0j28In1JLF6rKHdMtz/6IiCmOysuK3LH5kKz1QhOXqLoJCNP6js2Xu6vZC3KTfSit+YZlOznNREeoXTePMsWsYESf3avH+0qgoO3YVJ4JFePAFo49BzPw+Lyrx2aHLHm6iRAe8Ugn7GDovKqvlixO+RZKIKJfkeQTBJaQv9R3Hn0v+Hj+RfRI6yjHe9s+4Yp64bS36yOEjONM5Hu7PIF53qL4CpiO49Jmlv4P9eQvjY7iiP7caR9Vliu/f+UfV50Ati3ipvgi6g6L/svj45ioOvgfc85pxu+HN3T+IE3oMxHQnPinU092Aey5cDU/3zTT+IiodN124hj+Kk/OZC4WoDIiTtLruP43ex8Rn3G25XBDLbY5+nxeD07+9Cjw03+XzPNIoW3imEiYiIiW/72KQ0QFZAci72wopKt80yn6phH3wLgYimkPyOoJwS/PfY/5nx1k5mIt80ih7pRKO6uwoxsoqkNbnPxERZYm87YOgwvUl1rsDaK4Z6nwAO9Ee+ajlpj3q6YoJ3Y1gVjr4qGUimgOYzZGIiIgc8vwuBiIiIkoEIwhERETkkLcRhJyNPMje96f2xP8I4DkmlHZZvCL6GKST+m0y83lRv18Gl0XJ9OdRBsi7ebyPNanYx+Q8IqetQtvh5OdLmZG3dzEkc/dD7jB2trm4k/Vsq8HKmmZ05enPnPnvN3e3JS8yoZd5IrO+DrdGeT63vB02Ypp4KvxVcf8OCS9nFMlug67p1pUxdDXLede4lFE2YQSBKFbDnVifLQe1TC9LNn33DJF3wciT2MqaXRgQ/+1U72s8M4RGGO9Cs/77ZnXnS/qigkktZ7pUeadbp9zBCIKDkV1xeYMeFGTKZetTEdWwfvJhxBMTZRpo8d5aHvmkRQ86fKtq/t0tKNejJWuYT77MloXRauhGi6gH1bWb5YfQphsNXtOljaPVZGnBWL+feEUsi1+Z3zz9+M3Tg1qfh1sjHqMs16H5eb7hVtvnhZfRFsJVfxceTvQ38l6WqojwrfGK/nnxbEvRvnu43PjubZbWbawtWr/1Isv2tlo/M/L7+ZW5zdP5u1epdZjK7Wyo81nRCq/DZpdtybEsadino05n2c9i/Y2iffemLS1A1+t8UmmOYwTBwcimOL/UPLEbyZP+PCifp2BPzSzTL5tl+lHId/4KZcGfqzKZ+nl+YKkq8yYOpKJSML7LqPWvbO7CmC6RjDBfuKys3TjoGa0GI/w3YE5bE34yoNd0vmaq0TP9AE7bXnujdmMV36G9LBQ2XLlrQLWgnpUtGHkg6a5Hv1mmlkUf9PzK/ObpS65P+QRFPZ1oVSE0T29DnW9hoKwe4aczy5TRA9ivP88v3CoPhqHfT7xibbkl9BsJ3ssyjI714XnuHJCh3PCTJJPbllw+z/f3k+rQUvGWUSZ+v/KWLXF8P+s8I9dLnai8P6vLdw7U4X5LoVeZ93e3/e5Va1FfFv7dPUX97lbDOGfZqZP7HZzTReM/XR1elFlKdRlaXom6r0Tfx6KnW6fcwAiCi++D1hO7zOcQmelxOPTwpXW4+c5wrgeZ6hmf/Qqf6+yL37+zAQPRHtTU1Ig6ceJ73auqbW1F26ILvhKZrmAITYWHsML22lqgyxNg5DywPLVwuBP7B8pRIVavX1nCVBImcdAzv/updjEUi8j8DdWtj6EuxlwN34yOGS2+eB+elOhvGwPZGr2/1/Yo6RR/XvTfbyAcYpZPoTTeRRdlOQf2hx91LU9+1ssenmWe87T97uI7xdLyTWrbTfR3SMt0lt9o+Cj6x2P4DjHtY/ElQqPsxAiCi+8nwpWL6x95FPMP7lOPa77+3rrIRzfL7Iqh9M1GqueJ7lQ+udHWihY1/NgOsglOl3AEwTjItnTrA4b87O3J5itIcJ5LK1Buuf5rvGLLudDzumhBNaxFNaqwVrREuzxrbZFC14B7G41ljamikOhvGwNxQugWLffI/gJp/LyUSsdy+s8z/Ls3YUvLePToQdyqsESclcfPy/km+v0yPZ2PJPYxyi2MILhR2R4X4/rF21C9agBDOiKgmKmZZX8DmSY6lH7ZyBxpVBbioJ7vb4Y4q9C221LDVzX1MBnKjqz9G6HLssW2mGDU6TwkGkGoasXmcusBI3ywGDraj7G6x8LhR/m3dWMYPetf5jdPXz29GChrwRa/c7RuUTmuxcoWFMRv0bRW/NuPuCOkPduMA3Bdozgsm8y00/H+tokSJwSZUMreOSzRbcmH7+8XC7ffIR3rJdo8Zet/TPzurY0xR43i+e5Ne2S/ggF8KGec6O+Q6HqJZ7qmLeHl9BPLPiY+1TfdOuUERhBcncUVmYL5l+JAoFMvS9+/83Y4TfTPxvBF50fh9MsymhCqLMRBHJyelZf+VEu5GxX7ZU9kTYctzVb05tGucJmmWj8t3UbL1ezQFMN0KaUOsC3oVstgvvR1TlG2ftd4OBKgrtvqk32UMs95ypOt6owX2aHLONH0YKs4SZeFOnmJl63zYfVir21jGB37xfK0t2DcEqr2/zyzTL+6ZX8E87p/D4yfx5i2vs/yO8jv5/kbmfP0+zyvsnbUiYN3eL3Fvk24bkt+n+f3+8XA9XeIYTnjFst37xXfo6UOA72xVA+EaN/d8hu8qCq6eptI9HdIdL1Enc5yqUBFGsxtt8pnO4u2j0VPt065gU9SpOTJlmA7sNOSWln2nN482pz4rVbpmCeRF7m9MZV36lTJTpxu6dZlxeMVYHvsFUmaPYwgUBrIXszmNddUScc8iSR5nb4uooMjJWnYO9065Q5GECgFZKvACEWaxrqSbemnY55EkWRU6kVR8eS2lR5y/d7fa73TJHK/<text:soft-page-break/>lrdzzqWHb+WauCsIsmWeSAfAXJmOiIiIGEEgIiIiF+yDYJPodERERPmEz0GwSe6yhLy+Fr71x7glyGLJcrxzZANeXq2HU2EuzzMdMvnd9XMAnLeJERHNPkYQbJKPIPikMj33LYL6bdgivCxOHn2W16yfRF2XM0le89Qnz8x99wV48jeJfE6i0wle310+WElsJyl5uh0RUYoxgmCTXAQhFlOwPMlZu4jd6w6iQb5aRxBoW4Mnl+iiaM6dwSNiuueO6+GUcVvOZNnnKSpHnZUIdiT43dMhp9YnEVH6MIJgk3wEwc8FPLfuGPad04NuzgUxGCyGTAwprd0hWq0t1lb2XVhrFKkyv5a3tdw6XfRWewzLGTfnPJe2LENtcARd5slYnJzfPVmM2nsXiAEZWbEvs/t3j/wOxnRPtqwJlb3TIucnP0+Oa8SmAFDbZk4brpB4rU+/6VTZb5YjnN/GiDSYn2lIx/okIkovRhBs0h9BiGJ1lTgRRbY2a1cBL+kIw+6TC3GfPnkdfUmO68UBl/i1PNltx+dGy1y9PsVRVSJb7cV4NzT+c2CWWu2LA8XA5LewPr7+fHAKpYEb9ZA347vrl4o8WCoTWCjW4VdGWcdFlG6sUmVnu46Jccb6GjSjFpYTt9f69JvubNdXGAwsxGpz/S0JoDZwEe92XdYjiIhyEyMINumNIHhZiO265drXVowDrZGtzcH3z4ROovIkFj38vQj3rZrCge4LethiyY0IWD/vyB2o1UU5ZfVdevnFq7MSpXq04SJ2v6S/+7iobBnv0uQCPgpFPYCl9y4EPhjWlTEiotzFCILN7EQQLH0Q0h2KLitGaXAET4Q+LwOf6UFGC1ByoyU8b0QVJoLf6iEvi/Cyqkjp5W8dSXMlwN/R7hFgVUB8j0Vo2TjF6AER5QVGEGxmJ4KQat+Kk2wxNjUv0sMWxycxGKhEi0ufhZi4pehN0NmPL2LCuiyr78L2VVMY/Ng8wRajXIXuF+DJX1qiBCoKEra22R5B8HMZY5NAoNTaRyAWPtPJvhOTC7G6pQS1JydTFz1I4bomIooXIwg2sxNBSITRGc7eec7oXHcZ+57qxYGSO8Jh+FAHvwt4Tl2zN8eLV0QnuyjOjqpb8uoaU3DWkncMdFwMd/yLuLxyAV0fAJs6ZVmjOPGOYFBNJOjOjEbZBjwctJTFQLX4Nzbq72/2v/Bbnwb36QxHB6ewaeNCDA66XNZJVCrXNRFRnJiLwSbR6QxVcyCVaRP2nmoHUppkRd55sAwTtr4XOUX2ifjZFJ54KtxfJGYyNe5u4FlHquF0rGsiotgwgmCTeOUg/1W3HsKX4oRV1tWc4hPWBTzXIVrgOiIQcUtmTpB9IhZGdCZNVvrWNRFRbBhBsEk+gsBUpnOJup10FTDxQS8eibdzouxj0F5nvB/vQrMjgkBENHuYzZGIiIgceBeDTaLTERER5RNGEIiIiMiBEQSb5CIIsg9C5tI9e+UOyEop/e6yd/8e8a8PeWeA229gpf7GMh+mXyYiCuFdDDaJd1A0xZfu2TWFsLxlLoZnE/jlYkgP+awA4w4DlaRoh/VBTOZzBDwqAelIIZ1qTL9MRBTCCIJNchGEWEQmYjp+cgq1tZFPPFxbuxATJ4Mpu2UudW5EqeURhuFHIsvnGNwJ/DpaZSWDKY+HO7HerZJGREQxYQTBJvkIgh9n2l/1uOFVJZb7/o1ES+bjhr3TGvuRJ2zLswRsqZKjp3t2MlIey8RORqKnNzYWo1Q+VVBFOmJJZ5yGlMeWSwKHW6v0SDlaXyYQL8clBn3pQZV3t6BcjyYiokiMINikP4Jgcy6IwWA4hTNWl6A2eBHH9YnUP61xIkTlIYF0zyrlsUyKpBM97T6pUx8n8uTAlKjDi429oUsCaHkFbbqO0LNNXuJpRpejrteEvaJSML7LuATESwlERN4YQbBJbwTBzeWIywyOywu+aY0TkEy6Z5kJcvJbsWwLUF6SwcsFrgawc5u+fjB8FP3j5aiI1mmjqRF14114nZcdiIiiYgTBJuMRBCF8mSHy8oLxCN8UpzVOMN2z6oDYthBYJRNAyYRGRrKkd1rizYpIRES5gBEEm8xHEATzMsOOyMsLyaU19kiVnGC6531PHcQTH0ypRwrLyxKDuIjdonIR9+OF3SSb1rhpC1rKBvBhtMiAzI5YVo+16lJEFdp2x9kHgemXiWgOYQTBZjYiCKHLDKtsCX980xr7pSf2SZUsOwsmmO55caAYwQlRIZAVl+AUzuvxRqdI47O8UiX7SiitcR1eNDsbtpehq3kbjPqBOPGrZ1EYOTHq2o2/USf14U48K7srdBvlFft3YUBNEyOmXyaiOYRPUkwpeXLK93TP6ZBlaY2ZfpmIiBEEu9mJIMxduZLWmOmXiWiuYQQhpWQEgemecxbTLxMRhcRdQZAt7EQ68uX7dERERPmEEQQiIiJyYB8Em0SnIyIiyid8DoJNcpcXzFvsLLfWWTHd8ywvp/H7eD7HgOmeiYhCGEGwST6CMEfTPUckgHLJ7cB0z0REOYURBJvkIgixiMxhkB/pnuXTGsMJoJ6QD2n6pVsFZ7bzNxARUawYQbBJPoLgJ1/TPV/Gvqc+xVH9t2cnpoBAMRbrYUNq0z1bUzo7LudYUzqLlzUVtJXxbAM+OpmIyA0jCDbpjyDY5GG656WlxcDJyVCFIR2MlM7htM1l7XtgnuebtlhSOovX+k7nYy1lBaO7oR/NopzPqiAicmIEwSa9EQQ3eZbuWSzvGxunsPulC3pEmlg7FHZHJl36ZnTMyMGwxz00IMtexC6s5IOQiIg8MYJgk/EIgpAv6Z7VZYg2YPe68OWG9GjCXpWgKRxBsHYqHOp8wBjf22hUIGwVhYFduzBQ185LC0REPhhBsMl8BEHIg3TPsnKgIgeJVA7iTaNctRjWX0leUnBN2yzvSpCVh7rG0OUHQw+2qssScfY/YLpnIppDGEGwmY0IQs6ne16yHDs2Fos31ksXsX</text:p>
      <text:p text:style-name="Code">aoFOJNozzcif0D5Tpt8ylsHu2ypG2uingWhbz8ML7LTAVtIeaxfteAutzg1YnRgemeiWgOYS4Gm0SnM8iTE9M9x4/pnomIsg0jCDaJVw4oEUz3TESUnRhBsEk+gsB0zzmL6Z6JiEKYzZGIiIgceBcDEREROTCCQERERA6MILjxS/sre7gzFTAREeU5RhD8eNzuJp/jrx7Vu409EImIKD8xgpCAnm3yUb2PoS3G5+sQERHlGj4HISE9eL0LaNni8kQ9Po6XiIjyACMICRo62u/yjH8iIqL8wAhCoobPYxxlWGK/zCATBNXwAUlERJTbGEEgIiIiB0YQEqVSDo/jnD0pk+6DEHOGQCIioizECEKCqtfWo3yg15lGWKcELq+IJYEyERFRdmIEISFN2NICdL3u0tFg+Cj6xUePjZ7VI4iIiHIPIwgJaNrTjrqBt9Bhu7xgpATuRn1fM9Z32q89EBER5Q4+SdGNX9pfWdbYy6coEhFRXou7giBb5omE73NlOiIiImIEgYiIiFywDwIRERE5MIJAREREDowgEBERkQMjCEREROTACAIRERE5MIJAREREDowgE<text:soft-page-break/>BERkQMjCEREROTACAIRERHZAP8/7q7bc6llOWMAAAAASUVORK5CYII=" alt="Javascript Code example"/&gt;</text:p>
      <text:p text:style-name="Code"/>
      <text:p text:style-name="Code"><text:tab/><text:tab/>&lt;h2 onmouseenter="onMouseEnter(event)" onmouseleave="onMouseLeave(event)"&gt;</text:p>
      <text:p text:style-name="Code"><text:tab/><text:tab/><text:tab/>Возможности языка</text:p>
      <text:p text:style-name="Code"><text:tab/><text:tab/>&lt;/h2&gt;</text:p>
      <text:p text:style-name="Code"/>
      <text:p text:style-name="Code"><text:tab/><text:tab/>&lt;p onmouseenter="onMouseEnter(event)" onmouseleave="onMouseLeave(event)"&gt;</text:p>
      <text:p text:style-name="Code"><text:tab/><text:tab/><text:tab/>JavaScript является объектно-ориентированным языком, но используемое в языке прототипирование обуславливает отличия в работе с объектами по сравнению с традиционными класс-ориентированными языками. Кроме того, JavaScript имеет ряд свойств, присущих функциональным языкам — функции как объекты первого класса, объекты как списки, карринг, анонимные функции, замыкания — что придаёт языку дополнительную гибкость.</text:p>
      <text:p text:style-name="Code"><text:tab/><text:tab/>&lt;/p&gt;</text:p>
      <text:p text:style-name="Code"><text:tab/><text:tab/></text:p>
      <text:p text:style-name="Code"><text:tab/><text:tab/>&lt;p onmouseenter="onMouseEnter(event)" onmouseleave="onMouseLeave(event)"&gt;</text:p>
      <text:p text:style-name="Code"><text:tab/><text:tab/><text:tab/>Несмотря на схожий с Си синтаксис, JavaScript по сравнению с языком Си имеет коренные отличия:</text:p>
      <text:p text:style-name="Code"><text:tab/><text:tab/>&lt;/p&gt;</text:p>
      <text:p text:style-name="Code"><text:tab/><text:tab/>&lt;ul&gt;</text:p>
      <text:p text:style-name="Code"><text:tab/><text:tab/><text:tab/>&lt;li onmouseenter="onMouseEnter(event)" onmouseleave="onMouseLeave(event)"&gt;объекты с возможностью интроспекции;&lt;/li&gt;</text:p>
      <text:p text:style-name="Code"><text:tab/><text:tab/><text:tab/>&lt;li onmouseenter="onMouseEnter(event)" onmouseleave="onMouseLeave(event)"&gt;функции как объекты первого класса;&lt;/li&gt;</text:p>
      <text:p text:style-name="Code"><text:tab/><text:tab/><text:tab/>&lt;li onmouseenter="onMouseEnter(event)" onmouseleave="onMouseLeave(event)"&gt;автоматическое приведение типов;&lt;/li&gt;</text:p>
      <text:p text:style-name="Code"><text:tab/><text:tab/><text:tab/>&lt;li onmouseenter="onMouseEnter(event)" onmouseleave="onMouseLeave(event)"&gt;автоматическая сборка мусора;&lt;/li&gt;</text:p>
      <text:p text:style-name="Code"><text:tab/><text:tab/><text:tab/>&lt;li onmouseenter="onMouseEnter(event)" onmouseleave="onMouseLeave(event)"&gt;анонимные функции.&lt;/li&gt;</text:p>
      <text:p text:style-name="Code"><text:tab/><text:tab/>&lt;/ul&gt;</text:p>
      <text:p text:style-name="Code"/>
      <text:p text:style-name="Code"><text:tab/><text:tab/>&lt;p onmouseenter="onMouseEnter(event)" onmouseleave="onMouseLeave(event)"&gt;</text:p>
      <text:p text:style-name="Code"><text:tab/><text:tab/><text:tab/>В языке отсутствуют такие полезные вещи, как:</text:p>
      <text:p text:style-name="Code"><text:tab/><text:tab/>&lt;/p&gt;</text:p>
      <text:p text:style-name="Code"><text:tab/><text:tab/>&lt;ul&gt;</text:p>
      <text:p text:style-name="Code"><text:tab/><text:tab/><text:tab/>&lt;li onmouseenter="onMouseEnter(event)" onmouseleave="onMouseLeave(event)"&gt;cтандартная библиотека: в частности, отсутствует интерфейс программирования приложений по работе с файловой системой, управлению потоками ввода-вывода, базовых типов для бинарных данных;&lt;/li&gt;</text:p>
      <text:p text:style-name="Code"><text:tab/><text:tab/><text:tab/>&lt;li onmouseenter="onMouseEnter(event)" onmouseleave="onMouseLeave(event)"&gt;стандартные интерфейсы к веб-серверам и базам данных;&lt;/li&gt;</text:p>
      <text:p text:style-name="Code"><text:tab/><text:tab/><text:tab/>&lt;li onmouseenter="onMouseEnter(event)" onmouseleave="onMouseLeave(event)"&gt;система управления пакетами, которая бы отслеживала зависимости и автоматически устанавливала их.&lt;/li&gt;</text:p>
      <text:p text:style-name="Code"><text:tab/><text:tab/>&lt;/ul&gt;</text:p>
      <text:p text:style-name="Code"><text:tab/>&lt;/body&gt;</text:p>
      <text:p text:style-name="Code">&lt;/html&gt;</text:p>
      <text:p text:style-name="P9"><text:soft-page-break/>styles.css</text:p>
      <text:p text:style-name="Code"><text:tab/>body</text:p>
      <text:p text:style-name="Code"><text:tab/>{</text:p>
      <text:p text:style-name="Code"><text:tab/><text:tab/>background-color: #dcdcdc;</text:p>
      <text:p text:style-name="Code"><text:tab/>}</text:p>
      <text:p text:style-name="Code"/>
      <text:p text:style-name="Code"><text:tab/>h1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25;</text:p>
      <text:p text:style-name="Code"><text:tab/><text:tab/>text-align: center;</text:p>
      <text:p text:style-name="Code"><text:tab/><text:tab/>font-variant: small-caps;</text:p>
      <text:p text:style-name="Code"><text:tab/>}</text:p>
      <text:p text:style-name="Code"/>
      <text:p text:style-name="Code"><text:tab/>h2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22;</text:p>
      <text:p text:style-name="Code"><text:tab/><text:tab/>text-align: middle;</text:p>
      <text:p text:style-name="Code"><text:tab/><text:tab/>text-align: center;</text:p>
      <text:p text:style-name="Code"><text:tab/><text:tab/>font-variant: small-caps;</text:p>
      <text:p text:style-name="Code"><text:tab/>}</text:p>
      <text:p text:style-name="Code"/>
      <text:p text:style-name="Code"><text:tab/>h1.unhovered, h2.unhovered</text:p>
      <text:p text:style-name="Code"><text:tab/>{</text:p>
      <text:p text:style-name="Code"><text:tab/><text:tab/>text-decoration: normal;</text:p>
      <text:p text:style-name="Code"><text:tab/>}</text:p>
      <text:p text:style-name="Code"/>
      <text:p text:style-name="Code"><text:tab/>h1.hovered, h2.hovered</text:p>
      <text:p text:style-name="Code"><text:tab/>{</text:p>
      <text:p text:style-name="Code"><text:tab/><text:tab/>text-decoration: underline;</text:p>
      <text:p text:style-name="Code"><text:tab/>}</text:p>
      <text:p text:style-name="Code"/>
      <text:p text:style-name="Code"><text:tab/>p</text:p>
      <text:p text:style-name="Code"><text:tab/>{</text:p>
      <text:p text:style-name="Code"><text:tab/><text:tab/>font-family: verdana;</text:p>
      <text:p text:style-name="Code"><text:tab/><text:tab/>text-align: justify;</text:p>
      <text:p text:style-name="Code"><text:tab/><text:tab/>margin-left: 80px;</text:p>
      <text:p text:style-name="Code"><text:tab/><text:tab/>margin-right: 80px;</text:p>
      <text:p text:style-name="Code"><text:tab/><text:tab/>font-size: 18;</text:p>
      <text:p text:style-name="Code"/>
      <text:p text:style-name="Code"><text:tab/>}</text:p>
      <text:p text:style-name="Code"/>
      <text:p text:style-name="Code"><text:tab/>p.unhovered</text:p>
      <text:p text:style-name="Code"><text:tab/>{</text:p>
      <text:p text:style-name="Code"><text:tab/><text:tab/>color: black;</text:p>
      <text:p text:style-name="Code"><text:tab/><text:tab/>font-style: normal;</text:p>
      <text:p text:style-name="Code"><text:tab/>}</text:p>
      <text:p text:style-name="Code"/>
      <text:p text:style-name="Code"><text:tab/>p.hovered</text:p>
      <text:p text:style-name="Code"><text:tab/>{</text:p>
      <text:p text:style-name="Code"><text:tab/><text:tab/>color: red;</text:p>
      <text:p text:style-name="Code"><text:soft-page-break/><text:tab/><text:tab/>font-style: italic;</text:p>
      <text:p text:style-name="Code"><text:tab/>}</text:p>
      <text:p text:style-name="Code"/>
      <text:p text:style-name="Code"><text:tab/>li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16;</text:p>
      <text:p text:style-name="Code"><text:tab/><text:tab/>text-align: justify;</text:p>
      <text:p text:style-name="Code"><text:tab/><text:tab/>margin-left: 100px;</text:p>
      <text:p text:style-name="Code"><text:tab/><text:tab/>margin-right: 80px;</text:p>
      <text:p text:style-name="Code"><text:tab/>}</text:p>
      <text:p text:style-name="Code"/>
      <text:p text:style-name="Code"><text:tab/>li.unhovered</text:p>
      <text:p text:style-name="Code"><text:tab/>{</text:p>
      <text:p text:style-name="Code"><text:tab/><text:tab/>color: black;</text:p>
      <text:p text:style-name="Code"><text:tab/><text:tab/>font-style: normal;</text:p>
      <text:p text:style-name="Code"><text:tab/><text:tab/>font-weight: normal;</text:p>
      <text:p text:style-name="Code"><text:tab/>}</text:p>
      <text:p text:style-name="Code"/>
      <text:p text:style-name="Code"><text:tab/>li.hovered</text:p>
      <text:p text:style-name="Code"><text:tab/>{</text:p>
      <text:p text:style-name="Code"><text:tab/><text:tab/>color: green;</text:p>
      <text:p text:style-name="Code"><text:tab/><text:tab/>font-style: italic;</text:p>
      <text:p text:style-name="Code"><text:tab/><text:tab/>font-weight: bold;</text:p>
      <text:p text:style-name="Code"><text:tab/>}</text:p>
      <text:p text:style-name="Code"/>
      <text:p text:style-name="Code"><text:tab/>img</text:p>
      <text:p text:style-name="Code"><text:tab/>{</text:p>
      <text:p text:style-name="Code"><text:tab/><text:tab/>margin-left: 20px;</text:p>
      <text:p text:style-name="Code"><text:tab/><text:tab/>margin-right: 20px;</text:p>
      <text:p text:style-name="Code"><text:tab/><text:tab/>border-radius: 2%;</text:p>
      <text:p text:style-name="Code"><text:tab/><text:tab/>height: auto;</text:p>
      <text:p text:style-name="Code"><text:tab/><text:tab/>width: 20%;</text:p>
      <text:p text:style-name="Code"><text:tab/><text:tab/>float: right;</text:p>
      <text:p text:style-name="Code"><text:tab/>}</text:p>
      <text:p text:style-name="Code"/>
      <text:p text:style-name="Code"><text:tab/>img:hover</text:p>
      <text:p text:style-name="Code"><text:tab/>{</text:p>
      <text:p text:style-name="Code"><text:tab/><text:tab/>box-shadow: 0 0 5px 3px rgba(0, 140, 186, 0.5);</text:p>
      <text:p text:style-name="Code"><text:tab/><text:tab/>width: 40%;</text:p>
      <text:p text:style-name="Code"><text:tab/>}</text:p>
      <text:p text:style-name="P9">scripts.js</text:p>
      <text:p text:style-name="Code"/>
      <text:p text:style-name="Code">function onMouseEnter(event) {</text:p>
      <text:p text:style-name="Code"><text:tab/>event.currentTarget.className = "hovered";</text:p>
      <text:p text:style-name="Code">}</text:p>
      <text:p text:style-name="Code"/>
      <text:p text:style-name="Code">function onMouseLeave(event) {</text:p>
      <text:p text:style-name="Code"><text:tab/>event.currentTarget.className = "unhovered";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.4925in" style:auto-text-indent="false" style:writing-mode="lr-tb"/>
      <style:text-properties style:font-name="Cambria" fo:font-family="Cambria" style:font-family-generic="roman" fo:font-size="12pt" fo:language="ru" fo:country="RU" officeooo:rsid="002901cd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none" draw:fill-color="#729fcf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fo:background-color="transparent" fo:keep-with-next="always" style:writing-mode="lr-tb"/>
      <style:text-properties fo:color="#2f5496" style:font-name="Calibri Light" fo:font-family="'Calibri Light'" style:font-family-generic="roman" style:font-pitch="variable" fo:font-size="16pt" fo:language="uk" fo:country="UA" style:text-underline-style="none" officeooo:rsid="002e22e2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de" style:family="paragraph" style:parent-style-name="Preformatted_20_Text">
      <style:paragraph-properties fo:text-align="start" style:justify-single-word="false" fo:padding="0.0201in" fo:border="0.06pt solid #0000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uk" fo:country="UA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Cambria1" fo:font-family="Cambria" style:font-family-generic="roman" style:font-pitch="variable" fo:font-size="12pt" fo:language="uk" fo:country="UA" style:font-size-asian="12pt" style:font-size-complex="12pt"/>
    </style:style>
    <style:style style:name="ListLabel_20_2" style:display-name="ListLabel 2" style:family="text">
      <style:text-properties style:font-name="Cambria1" fo:font-family="Cambria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82in" fo:margin-bottom="0.7882in" fo:margin-left="0.7874in" fo:margin-right="0.8217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Valder</meta:initial-creator>
    <meta:editing-cycles>119</meta:editing-cycles>
    <meta:creation-date>2020-09-02T20:09:00</meta:creation-date>
    <dc:date>2020-09-27T16:07:04.319834786</dc:date>
    <meta:editing-duration>P1DT14H36M4S</meta:editing-duration>
    <meta:generator>LibreOffice/6.1.5.2$Linux_X86_64 LibreOffice_project/10$Build-2</meta:generator>
    <meta:document-statistic meta:table-count="0" meta:image-count="0" meta:object-count="0" meta:page-count="14" meta:paragraph-count="158" meta:word-count="643" meta:character-count="36888" meta:non-whitespace-character-count="361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